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655cm" fo:min-width="1.722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cm" fo:min-width="0.3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067cm" fo:min-width="0.452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621cm" fo:min-width="1.688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452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067cm" fo:min-width="0cm" loext:decorative="false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655cm" fo:min-width="11.565cm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1.905cm" svg:x="1.952cm" svg:y="2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8cm" svg:height="0.318cm" svg:x="2.269cm" svg:y="4.80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xml:id="id2" draw:id="id2" draw:layer="layout" svg:width="0.952cm" svg:height="0.317cm" svg:x="2.587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22cm" svg:height="1.905cm" svg:x="1.952cm" svg:y="4.8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0.952cm" svg:height="0.318cm" svg:x="2.587cm" svg:y="2.90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74cm" svg:y1="3.857cm" svg:x2="6.714cm" svg:y2="3.857cm">
          <text:p/>
        </draw:line>
        <draw:line draw:style-name="gr6" draw:text-style-name="P1" draw:layer="layout" svg:x1="4.174cm" svg:y1="3.857cm" svg:x2="6.714cm" svg:y2="3.857cm">
          <text:p/>
        </draw:line>
        <draw:line draw:style-name="gr7" draw:text-style-name="P1" draw:layer="layout" svg:x1="4.174cm" svg:y1="5.762cm" svg:x2="6.714cm" svg:y2="5.762cm">
          <text:p/>
        </draw:line>
        <draw:line draw:style-name="gr6" draw:text-style-name="P1" draw:layer="layout" svg:x1="6.714cm" svg:y1="3.857cm" svg:x2="7.349cm" svg:y2="3.222cm">
          <text:p/>
        </draw:line>
        <draw:line draw:style-name="gr7" draw:text-style-name="P1" draw:layer="layout" svg:x1="6.714cm" svg:y1="4.174cm" svg:x2="7.349cm" svg:y2="4.809cm">
          <text:p/>
        </draw:line>
        <draw:line draw:style-name="gr7" draw:text-style-name="P1" draw:layer="layout" svg:x1="4.175cm" svg:y1="3.858cm" svg:x2="6.715cm" svg:y2="3.858cm">
          <text:p/>
        </draw:line>
        <draw:line draw:style-name="gr7" draw:text-style-name="P1" draw:layer="layout" svg:x1="4.175cm" svg:y1="4.175cm" svg:x2="6.715cm" svg:y2="4.175cm">
          <text:p/>
        </draw:line>
        <draw:line draw:style-name="gr7" draw:text-style-name="P1" draw:layer="layout" svg:x1="6.715cm" svg:y1="3.858cm" svg:x2="7.35cm" svg:y2="3.223cm">
          <text:p/>
        </draw:line>
        <draw:line draw:style-name="gr7" draw:text-style-name="P1" draw:layer="layout" svg:x1="6.715cm" svg:y1="4.175cm" svg:x2="7.35cm" svg:y2="4.81cm">
          <text:p/>
        </draw:line>
        <draw:line draw:style-name="gr7" draw:text-style-name="P1" draw:layer="layout" svg:x1="4.174cm" svg:y1="6.079cm" svg:x2="6.714cm" svg:y2="6.079cm">
          <text:p/>
        </draw:line>
        <draw:line draw:style-name="gr7" draw:text-style-name="P1" draw:layer="layout" svg:x1="6.714cm" svg:y1="5.762cm" svg:x2="7.349cm" svg:y2="5.127cm">
          <text:p/>
        </draw:line>
        <draw:line draw:style-name="gr7" draw:text-style-name="P1" draw:layer="layout" svg:x1="6.714cm" svg:y1="6.079cm" svg:x2="7.349cm" svg:y2="6.714cm">
          <text:p/>
        </draw:line>
        <draw:custom-shape draw:style-name="gr8" draw:text-style-name="P4" xml:id="id5" draw:id="id5" draw:layer="layout" svg:width="0.317cm" svg:height="0.317cm" svg:x="7.032cm" svg:y="3.5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0.317cm" svg:height="0.317cm" svg:x="7.032cm" svg:y="5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.905cm" svg:x="1.952cm" svg:y="8.6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" draw:id="id1" draw:layer="layout" svg:width="1.905cm" svg:height="1.27cm" svg:x="2.269cm" svg:y="8.937cm">
          <text:p text:style-name="P5"><text:span text:style-name="T1">D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1.27cm" svg:x="11.794cm" svg:y="8.937cm">
          <text:p text:style-name="P5"><text:span text:style-name="T1">Suppl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1.27cm" svg:x="9.572cm" svg:y="8.937cm">
          <text:p text:style-name="P5"><text:span text:style-name="T1">uC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254cm" svg:y1="2.904cm" svg:x2="7.667cm" svg:y2="3.539cm">
          <text:p/>
        </draw:line>
        <draw:line draw:style-name="gr11" draw:text-style-name="P1" draw:layer="layout" svg:x1="9.254cm" svg:y1="3.222cm" svg:x2="7.667cm" svg:y2="5.444cm">
          <text:p/>
        </draw:line>
        <draw:line draw:style-name="gr12" draw:text-style-name="P1" draw:layer="layout" svg:x1="5.127cm" svg:y1="1.952cm" svg:x2="3.222cm" svg:y2="2.587cm">
          <text:p/>
        </draw:line>
        <draw:line draw:style-name="gr12" draw:text-style-name="P1" draw:layer="layout" svg:x1="5.127cm" svg:y1="4.809cm" svg:x2="3.857cm" svg:y2="5.127cm">
          <text:p/>
        </draw:line>
        <draw:frame draw:style-name="gr13" draw:text-style-name="P8" draw:layer="layout" svg:width="4.127cm" svg:height="0.645cm" svg:x="5.127cm" svg:y="1.317cm">
          <draw:text-box>
            <text:p text:style-name="P7"><text:span text:style-name="T1">Sensore di posizione</text:span></text:p>
          </draw:text-box>
        </draw:frame>
        <draw:frame draw:style-name="gr13" draw:text-style-name="P8" draw:layer="layout" svg:width="4.127cm" svg:height="0.645cm" svg:x="9.254cm" svg:y="2.577cm">
          <draw:text-box>
            <text:p text:style-name="P7"><text:span text:style-name="T1">Sensori di pressione</text:span></text:p>
          </draw:text-box>
        </draw:frame>
        <draw:frame draw:style-name="gr13" draw:text-style-name="P8" draw:layer="layout" svg:width="4.127cm" svg:height="0.645cm" svg:x="5.127cm" svg:y="4.174cm">
          <draw:text-box>
            <text:p text:style-name="P7"><text:span text:style-name="T1">Attuatore</text:span></text:p>
          </draw:text-box>
        </draw:frame>
        <draw:custom-shape draw:style-name="gr10" draw:text-style-name="P6" draw:layer="layout" svg:width="1.905cm" svg:height="1.27cm" svg:x="4.492cm" svg:y="8.937cm">
          <text:p text:style-name="P5"><text:span text:style-name="T1">Display Tou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1.905cm" svg:height="1.27cm" svg:x="6.715cm" svg:y="8.937cm">
          <text:p text:style-name="P5"><text:span text:style-name="T1">Controll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1.747cm" svg:x1="3.221cm" svg:y1="8.937cm" svg:x2="3.063cm" svg:y2="5.444cm" draw:start-shape="id1" draw:start-glue-point="0" draw:end-shape="id2" draw:end-glue-point="2" svg:d="M3221 8937h-158v-3493" svg:viewBox="0 0 159 3494">
          <text:p/>
        </draw:connector>
        <draw:connector draw:style-name="gr15" draw:text-style-name="P1" draw:layer="layout" draw:line-skew="-0.769cm 1.587cm" svg:x1="2.587cm" svg:y1="3.063cm" svg:x2="7.667cm" svg:y2="8.937cm" draw:start-shape="id3" draw:start-glue-point="3" draw:end-shape="id4" draw:end-glue-point="0" svg:d="M2587 3063h-1270v4604h6350v1270" svg:viewBox="0 0 6351 5875">
          <text:p/>
        </draw:connector>
        <draw:connector draw:style-name="gr16" draw:text-style-name="P1" draw:layer="layout" svg:x1="7.349cm" svg:y1="3.697cm" svg:x2="8.62cm" svg:y2="9.572cm" draw:start-shape="id5" draw:start-glue-point="1" draw:end-shape="id4" svg:d="M7349 3697h1771v5875h-500" svg:viewBox="0 0 1772 5876">
          <text:p/>
        </draw:connector>
        <draw:connector draw:style-name="gr17" draw:text-style-name="P1" draw:layer="layout" draw:line-skew="-1.587cm" svg:x1="7.19cm" svg:y1="5.762cm" svg:x2="8.62cm" svg:y2="9.572cm" draw:start-shape="id6" draw:start-glue-point="2" draw:end-shape="id4" draw:end-glue-point="1" svg:d="M7190 5762h1930v3810h-500" svg:viewBox="0 0 1931 3811">
          <text:p/>
        </draw:connector>
        <draw:frame draw:style-name="gr18" draw:text-style-name="P10" draw:layer="layout" svg:width="4.763cm" svg:height="1.673cm" svg:x="4.174cm" svg:y="3.771cm">
          <draw:text-box>
            <text:p text:style-name="P9"><text:span text:style-name="T2">Uscita 1</text:span></text:p>
          </draw:text-box>
        </draw:frame>
        <draw:frame draw:style-name="gr18" draw:text-style-name="P10" draw:layer="layout" svg:width="4.763cm" svg:height="1.673cm" svg:x="4.174cm" svg:y="5.676cm">
          <draw:text-box>
            <text:p text:style-name="P9"><text:span text:style-name="T2">Uscita 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9:36:29.226880118</meta:creation-date>
    <dc:date>2024-05-06T12:15:20.478539756</dc:date>
    <meta:editing-duration>PT2H9M3S</meta:editing-duration>
    <meta:editing-cycles>1</meta:editing-cycles>
    <meta:document-statistic meta:object-count="38"/>
    <meta:generator>LibreOffice/7.6.4.1$Linux_X86_64 LibreOffice_project/60$Build-1</meta:generator>
  </office:meta>
</office:document-meta>
</file>